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hort URL API (v1)</text:p>
      <text:p text:style-name="Standard"/>
      <text:p text:style-name="Standard">The API uses REST semantics where possible. </text:p>
      <text:p text:style-name="Standard"/>
      <text:p text:style-name="Standard">Url params for all endpoints:</text:p>
      <text:p text:style-name="Standard"/>
      <text:p text:style-name="Standard">username: user</text:p>
      <text:p text:style-name="Standard">key: password</text:p>
      <text:p text:style-name="Standard">domain (optional): example.com</text:p>
      <text:p text:style-name="Standard">endpoint: &lt;list|url&gt;</text:p>
      <text:p text:style-name="Standard">method (optional): &lt;get|post|put|delete&gt;</text:p>
      <text:p text:style-name="Standard"/>
      <text:p text:style-name="Standard">If domain is not set it defaults to the api domainname without the api prepended. Ie api.example.com will default to example.com</text:p>
      <text:p text:style-name="Standard">Method if set will override the request method sent in the HTTP request. This allows you to access PUT and DELETE from languages that make this difficult.</text:p>
      <text:p text:style-name="Standard"/>
      <text:p text:style-name="Standard">Endpoints</text:p>
      <text:p text:style-name="Standard"/>
      <text:p text:style-name="Standard">Endpoints are currently set via url param, they are likely to get their own url later, but this will always be the backwards compatible method.</text:p>
      <text:p text:style-name="Standard"/>
      <text:p text:style-name="Standard">List</text:p>
      <text:p text:style-name="Standard"/>
      <text:p text:style-name="Standard">The list endpoint only supports the GET method (which is the default)</text:p>
      <text:p text:style-name="Standard"/>
      <text:p text:style-name="Standard"><text:a xlink:type="simple" xlink:href="http://api.yti.nu/?username=riptide&amp;apikey=Sashooy2&amp;endpoint=list">http://api.example.com/?username=user&amp;apikey=password&amp;endpoint=list</text:a></text:p>
      <text:p text:style-name="Standard"/>
      <text:p text:style-name="Standard">Url</text:p>
      <text:p text:style-name="Standard"/>
      <text:p text:style-name="Standard">GET</text:p>
      <text:p text:style-name="Standard"/>
      <text:p text:style-name="Standard">Get is used for retreiving the value of a particular shortcode.</text:p>
      <text:p text:style-name="Standard"/>
      <text:p text:style-name="Standard"><text:a xlink:type="simple" xlink:href="http://api.yti.nu/?username=riptide&amp;apikey=Sashooy2&amp;endpoint=url&amp;shortcode=rtc">http://api.example.com/?username=user&amp;apikey=password&amp;endpoint=url&amp;shortcode=rtc</text:a></text:p>
      <text:p text:style-name="Standard"/>
      <text:p text:style-name="Standard">The shortcode param is mandatory.</text:p>
      <text:p text:style-name="Standard"/>
      <text:p text:style-name="P1">{"http:\/\/example.com\/rtc":"http:\/\/www.foobar.net\/"}</text:p>
      <text:p text:style-name="Standard">PUT</text:p>
      <text:p text:style-name="Standard"/>
      <text:p text:style-name="Standard">Put creates a new shortcode and fails if either the optional shortcode already exists or it is unable to allocate a new shortcode.</text:p>
      <text:p text:style-name="Standard"/>
      <text:p text:style-name="Standard"><text:a xlink:type="simple" xlink:href="http://api.yti.nu/?username=riptide&amp;apikey=Sashooy2&amp;endpoint=url&amp;method=put&amp;shortcode=miketest&amp;destination=http://example.com/">http://api.example.com/?username=user&amp;apikey=password&amp;endpoint=url&amp;method=put&amp;shortcode=miketest&amp;destination=http://example.com/</text:a></text:p>
      <text:p text:style-name="Standard"/>
      <text:p text:style-name="Standard">The param shortcode is optional and if not given the api will try to allocate a random shortcode from the characters a-z and 0-9. There is also an optional expires param that if given will expire the shortcode in that number of seconds.</text:p>
      <text:p text:style-name="Standard"><text:soft-page-break/>POST</text:p>
      <text:p text:style-name="Standard"/>
      <text:p text:style-name="Standard">Post is similar to put in that it will create a new shortcode, but also it will modify an existing shortcode. It will not try to pick a random shortcode so the shortcode param is mandatory. As with Put, it also supports an optional expires param.</text:p>
      <text:p text:style-name="Standard"/>
      <text:p text:style-name="Standard"><text:a xlink:type="simple" xlink:href="http://api.yti.nu/?username=riptide&amp;apikey=Sashooy2&amp;endpoint=url&amp;method=post&amp;shortcode=miketest&amp;destination=http://example.com/test">http://api.example.com/?username=user&amp;apikey=password&amp;endpoint=url&amp;method=post&amp;shortcode=miketest&amp;destination=http://example.com/test</text:a></text:p>
      <text:p text:style-name="Standard"/>
      <text:p text:style-name="Standard">DELETE</text:p>
      <text:p text:style-name="Standard"/>
      <text:p text:style-name="Standard">Delete will remove an existing shortcode from the system. The shortcode is mandatory.</text:p>
      <text:p text:style-name="Standard"/>
      <text:p text:style-name="Standard"><text:a xlink:type="simple" xlink:href="http://api.yti.nu/?username=riptide&amp;apikey=Sashooy2&amp;endpoint=url&amp;method=delete&amp;shortcode=miketest">http://api.example.com/?username=user&amp;apikey=password&amp;endpoint=url&amp;method=delete&amp;shortcode=miketest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ke </meta:initial-creator>
    <meta:creation-date>2012-01-03T16:28:15</meta:creation-date>
    <dc:date>2012-08-10T13:43:54.37</dc:date>
    <dc:creator>Mike Preston</dc:creator>
    <meta:editing-duration>PT8M24S</meta:editing-duration>
    <meta:editing-cycles>1</meta:editing-cycles>
    <meta:generator>OpenOffice.org/3.3$Win32 OpenOffice.org_project/330m20$Build-9567</meta:generator>
    <meta:document-statistic meta:table-count="0" meta:image-count="0" meta:object-count="0" meta:page-count="2" meta:paragraph-count="31" meta:word-count="267" meta:character-count="2091"/>
  </office:meta>
</office:document-meta>
</file>